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52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The Six</text:p>
          </table:table-cell>
          <table:table-cell table:style-name="ce1" office:value-type="string" calcext:value-type="string">
            <text:p>Every 6 hours, kill everything above ground. For gameplay, make this every month. ~Hour worth of gameplay or twenty minutes. </text:p>
            <text:p>Big alerts and timers! Functional burrowing and pathfinding must be in before this can go i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number-rows-repeated="1048545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1:Sheet1.C1048576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1:Sheet1.D1048576 Sheet1.E1:Sheet1.E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3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8:15:33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2-11-29T18:02:30.488000000</dc:date>
    <meta:generator>LibreOffice/7.1.4.2$Windows_X86_64 LibreOffice_project/a529a4fab45b75fefc5b6226684193eb000654f6</meta:generator>
    <meta:editing-duration>P1DT15H32M15S</meta:editing-duration>
    <meta:editing-cycles>6</meta:editing-cycles>
    <meta:document-statistic meta:table-count="2" meta:cell-count="152" meta:object-count="0"/>
    <meta:user-defined meta:name="AppVersion">15.0300</meta:user-defined>
  </office:meta>
</office:document-meta>
</file>